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officeooo:paragraph-rsid="00121d9c"/>
    </style:style>
    <style:style style:name="P2" style:family="paragraph" style:parent-style-name="Standard">
      <style:paragraph-properties fo:text-align="start" style:justify-single-word="false" style:writing-mode="lr-tb"/>
      <style:text-properties officeooo:rsid="0012e2f7" officeooo:paragraph-rsid="0012e2f7"/>
    </style:style>
    <style:style style:name="P3" style:family="paragraph" style:parent-style-name="Standard">
      <style:paragraph-properties fo:text-align="start" style:justify-single-word="false" style:writing-mode="lr-tb"/>
      <style:text-properties officeooo:rsid="0013db7e" officeooo:paragraph-rsid="0013db7e"/>
    </style:style>
    <style:style style:name="P4" style:family="paragraph" style:parent-style-name="Standard">
      <style:paragraph-properties fo:text-align="start" style:justify-single-word="false" style:writing-mode="lr-tb"/>
      <style:text-properties officeooo:rsid="0015d245" officeooo:paragraph-rsid="0015d245"/>
    </style:style>
    <style:style style:name="P5" style:family="paragraph" style:parent-style-name="Standard">
      <style:paragraph-properties fo:text-align="start" style:justify-single-word="false" style:writing-mode="lr-tb"/>
      <style:text-properties officeooo:paragraph-rsid="00121d9c"/>
    </style:style>
    <style:style style:name="P6" style:family="paragraph" style:parent-style-name="Standard">
      <style:paragraph-properties fo:text-align="start" style:justify-single-word="false" style:writing-mode="lr-tb"/>
      <style:text-properties officeooo:paragraph-rsid="0016f3e8"/>
    </style:style>
    <style:style style:name="P7" style:family="paragraph" style:parent-style-name="Standard">
      <style:paragraph-properties fo:text-align="start" style:justify-single-word="false" style:writing-mode="lr-tb"/>
      <style:text-properties officeooo:paragraph-rsid="0017f571"/>
    </style:style>
    <style:style style:name="P8" style:family="paragraph" style:parent-style-name="Standard">
      <style:paragraph-properties fo:text-align="start" style:justify-single-word="false" style:writing-mode="lr-tb"/>
      <style:text-properties officeooo:rsid="0012e2f7" officeooo:paragraph-rsid="0012e2f7"/>
    </style:style>
    <style:style style:name="P9" style:family="paragraph" style:parent-style-name="Standard">
      <style:paragraph-properties fo:text-align="start" style:justify-single-word="false" style:writing-mode="lr-tb"/>
      <style:text-properties officeooo:rsid="0013db7e" officeooo:paragraph-rsid="0016f3e8"/>
    </style:style>
    <style:style style:name="T1" style:family="text">
      <style:text-properties officeooo:rsid="00121d9c"/>
    </style:style>
    <style:style style:name="T2" style:family="text">
      <style:text-properties officeooo:rsid="00127d0e"/>
    </style:style>
    <style:style style:name="T3" style:family="text">
      <style:text-properties officeooo:rsid="0012e2f7"/>
    </style:style>
    <style:style style:name="T4" style:family="text">
      <style:text-properties officeooo:rsid="00144b65"/>
    </style:style>
    <style:style style:name="T5" style:family="text">
      <style:text-properties officeooo:rsid="001558d2"/>
    </style:style>
    <style:style style:name="T6" style:family="text">
      <style:text-properties officeooo:rsid="0015d245"/>
    </style:style>
    <style:style style:name="T7" style:family="text">
      <style:text-properties officeooo:rsid="0016f3e8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7f571" style:font-weight-asian="bold" style:font-weight-complex="bold"/>
    </style:style>
    <style:style style:name="T10" style:family="text">
      <style:text-properties fo:font-weight="bold" officeooo:rsid="00121d9c" style:font-weight-asian="bold" style:font-weight-complex="bold"/>
    </style:style>
    <style:style style:name="T11" style:family="text">
      <style:text-properties fo:font-weight="bold" officeooo:rsid="00127d0e" style:font-weight-asian="bold" style:font-weight-complex="bold"/>
    </style:style>
    <style:style style:name="T12" style:family="text">
      <style:text-properties fo:font-weight="bold" officeooo:rsid="0012e2f7" style:font-weight-asian="bold" style:font-weight-complex="bold"/>
    </style:style>
    <style:style style:name="T13" style:family="text">
      <style:text-properties fo:font-weight="bold" officeooo:rsid="00144b65" style:font-weight-asian="bold" style:font-weight-complex="bold"/>
    </style:style>
    <style:style style:name="T14" style:family="text">
      <style:text-properties fo:font-weight="bold" officeooo:rsid="0015d245" style:font-weight-asian="bold" style:font-weight-complex="bold"/>
    </style:style>
    <style:style style:name="T15" style:family="text">
      <style:text-properties fo:font-weight="bold" officeooo:rsid="001921c2" style:font-weight-asian="bold" style:font-weight-complex="bold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style:text-underline-style="solid" style:text-underline-width="auto" style:text-underline-color="font-color" fo:font-weight="bold" officeooo:rsid="0017f571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bold" officeooo:rsid="00121d9c" style:font-weight-asian="bold" style:font-weight-complex="bold"/>
    </style:style>
    <style:style style:name="T20" style:family="text">
      <style:text-properties style:text-underline-style="solid" style:text-underline-width="auto" style:text-underline-color="font-color" fo:font-weight="bold" officeooo:rsid="00127d0e" style:font-weight-asian="bold" style:font-weight-complex="bold"/>
    </style:style>
    <style:style style:name="T21" style:family="text">
      <style:text-properties style:text-underline-style="solid" style:text-underline-width="auto" style:text-underline-color="font-color" fo:font-weight="bold" officeooo:rsid="0012e2f7" style:font-weight-asian="bold" style:font-weight-complex="bold"/>
    </style:style>
    <style:style style:name="T22" style:family="text">
      <style:text-properties style:text-underline-style="solid" style:text-underline-width="auto" style:text-underline-color="font-color" fo:font-weight="bold" officeooo:rsid="00144b65" style:font-weight-asian="bold" style:font-weight-complex="bold"/>
    </style:style>
    <style:style style:name="T23" style:family="text">
      <style:text-properties style:text-underline-style="solid" style:text-underline-width="auto" style:text-underline-color="font-color" fo:font-weight="bold" officeooo:rsid="0015d245" style:font-weight-asian="bold" style:font-weight-complex="bold"/>
    </style:style>
    <style:style style:name="T24" style:family="text">
      <style:text-properties style:text-underline-style="solid" style:text-underline-width="auto" style:text-underline-color="font-color" officeooo:rsid="0012e2f7"/>
    </style:style>
    <style:style style:name="T25" style:family="text">
      <style:text-properties style:text-underline-style="solid" style:text-underline-width="auto" style:text-underline-color="font-color" officeooo:rsid="0015d245"/>
    </style:style>
    <style:style style:name="T26" style:family="text">
      <style:text-properties style:text-underline-style="none"/>
    </style:style>
    <style:style style:name="T27" style:family="text">
      <style:text-properties style:text-underline-style="none" fo:font-weight="bold" style:font-weight-asian="bold" style:font-weight-complex="bold"/>
    </style:style>
    <style:style style:name="T28" style:family="text">
      <style:text-properties style:text-underline-style="none" fo:font-weight="bold" officeooo:rsid="0015d245" style:font-weight-asian="bold" style:font-weight-complex="bold"/>
    </style:style>
    <style:style style:name="T29" style:family="text">
      <style:text-properties style:text-underline-style="none" fo:font-weight="normal" style:font-weight-asian="normal" style:font-weight-complex="normal"/>
    </style:style>
    <style:style style:name="T30" style:family="text">
      <style:text-properties officeooo:rsid="0017f571"/>
    </style:style>
    <style:style style:name="T31" style:family="text">
      <style:text-properties officeooo:rsid="001921c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 d<text:span text:style-name="T5">o</text:span>cument ci-joint à cette feuille est la construction du diagramme de classe que vous nous avez demandé.</text:p>
      <text:p text:style-name="P1"/>
      <text:p text:style-name="P7">Nous avons commencé par recueilir le maximum d’informations de l’énoncé, puis nous avns retiré de celle ci les informations des classes principales que nous avons structuré, on y retrouve la classe <text:span text:style-name="T17">cours</text:span><text:span text:style-name="T8">(numcours,discipline,niveau,durée,prix de base, nombre maximum d’adhérent et nombre minimum d’adhérents)</text:span>, <text:span text:style-name="T17">adhérent</text:span><text:span text:style-name="T8">(code, nom, prénom, adresse, age)</text:span>, <text:span text:style-name="T27">moniteur(code, nom, prénom, adresse, num téléphone)</text:span><text:span text:style-name="T29">,</text:span> <text:span text:style-name="T17">cheval</text:span><text:span text:style-name="T8">(num identification, nom, age, caractéristiques)</text:span>, et <text:span text:style-name="T18">e</text:span><text:span text:style-name="T17">preuve</text:span><text:span text:style-name="T8">(code, nom, tarif,lieu)</text:span>.</text:p>
      <text:p text:style-name="P1"/>
      <text:p text:style-name="P1">Ensuite nous avons convertit les conditions en association ou classe-association en cherchant les solutions les plus adaptés. Les classes <text:span text:style-name="T8">adhérent </text:span>et <text:span text:style-name="T8">moniteur</text:span> ont de nombreux attributs en commun que l’on peut regrouper dans une seule classe que l’on appellera <text:s/><text:span text:style-name="T17">personne</text:span><text:span text:style-name="T8">(code, nom, prénom, adresse)</text:span> et que l’on transmettra dans un héritage par une partition a ces deux classes.</text:p>
      <text:p text:style-name="P1">On apprend que les moniteurs doivent posséder au moins une <text:span text:style-name="T17">accréditation</text:span><text:span text:style-name="T8">(date, durée)</text:span> mais qu’ils peuvent en avoir plusieurs.</text:p>
      <text:p text:style-name="P1"><text:s/>Les cours sont gérés par un moniteur responsable mais également par une liste de moniteurs qui peuvent l’assurer donc nous avons fait deux associations entre <text:span text:style-name="T17">moniteurs</text:span> et <text:span text:style-name="T27">cours </text:span><text:span text:style-name="T26">dont</text:span> une qui a une classe-association qui représente la <text:span text:style-name="T17">liste</text:span><text:span text:style-name="T8">(n</text:span><text:span text:style-name="T10">om moniteur</text:span><text:span text:style-name="T8"> </text:span><text:span text:style-name="T10">liste</text:span><text:span text:style-name="T8">)</text:span> de moniteurs <text:span text:style-name="T1">et on a rajouté l’attribut (</text:span><text:span text:style-name="T10">nb moniteur)</text:span><text:span text:style-name="T1"> a la classe </text:span><text:span text:style-name="T19">cours</text:span>.</text:p>
      <text:p text:style-name="P1"><text:s/>On met également une classe association <text:span text:style-name="T17">cours-assur</text:span><text:span text:style-name="T18">e</text:span><text:span text:style-name="T8">(date, heure,nom moniteur responsable)</text:span> qui nous indique quand a lieu ce cours et avec qu<text:span text:style-name="T1">el moniteur responsable</text:span>.</text:p>
      <text:p text:style-name="P1"/>
      <text:p text:style-name="P6">On relie les classes <text:span text:style-name="T17">adhérent </text:span>et <text:span text:style-name="T17">cours</text:span> en faisant une classe association <text:span text:style-name="T17">inscription-cours</text:span><text:span text:style-name="T8">(date, heure)</text:span>. <text:span text:style-name="T1">On relie la classe </text:span><text:span text:style-name="T19">cours</text:span><text:span text:style-name="T1"> a la classe i</text:span><text:span text:style-name="T19">nscription-cours</text:span><text:span text:style-name="T1"> car on a besoin des attributs (</text:span><text:span text:style-name="T11">prix de base)</text:span><text:span text:style-name="T2"> et </text:span><text:span text:style-name="T11">(date)</text:span><text:span text:style-name="T2"> pour faire la classe </text:span><text:span text:style-name="T20">code tarif</text:span><text:span text:style-name="T11">(coefficient)</text:span><text:span text:style-name="T2">.</text:span></text:p>
      <text:p text:style-name="P6"><text:span text:style-name="T3">Ensuite on relie les classes </text:span><text:span text:style-name="T21">cours</text:span><text:span text:style-name="T3"> et </text:span><text:span text:style-name="T21">code tarif</text:span><text:span text:style-name="T3"> puisqu’on a besoin des attributs </text:span><text:span text:style-name="T12">(coefficient)</text:span><text:span text:style-name="T3"> et </text:span><text:span text:style-name="T12">(prix de base)</text:span><text:span text:style-name="T3"> pour définir la classe </text:span><text:span text:style-name="T21">prix normal</text:span><text:span text:style-name="T12">(prix du cours)</text:span><text:span text:style-name="T3"> qui représente le prix que les adhérents doivent payer si il n’y a pas de réduction. Cependant ce n’est pas le cas pour tout le monde.</text:span></text:p>
      <text:p text:style-name="P6"><text:span text:style-name="T3">On crée une </text:span><text:span text:style-name="T21">classe tranche d age</text:span><text:span text:style-name="T12">(type d’age, réduction) </text:span><text:span text:style-name="T3">. Le type d’age est défini par enfant, adolescent ou adulte auquel on associe ou non des réduction. On relie la classe tranche d’age aux adhérents car l’attribut </text:span><text:span text:style-name="T12">(reduction)</text:span><text:span text:style-name="T3"> s’établie en fonction de l’attribut </text:span><text:span text:style-name="T12">(age)</text:span><text:span text:style-name="T3"> des adhérents. </text:span></text:p>
      <text:p text:style-name="P2">On relie les classes <text:s/>prix normal et tranche d’age en une classe association <text:span text:style-name="T17">cout final</text:span><text:span text:style-name="T8">(prix final)</text:span> qui dépend des attributs <text:span text:style-name="T8">(reduction)</text:span> et <text:span text:style-name="T8">(prix du cours)</text:span> et qui indique le prix que les adhérent doivent payer pour le cours. </text:p>
      <text:p text:style-name="P2"/>
      <text:p text:style-name="P1"><text:s/>Les adhérents peuvent passer des épreuves donc on fait une classe associations <text:span text:style-name="T17">inscription-épreuve</text:span><text:span text:style-name="T8">(date,heure,</text:span><text:span text:style-name="T10">nouveau niveau</text:span><text:span text:style-name="T8">)</text:span> ,<text:span text:style-name="T1">ils peuvent changer de niveau si ils réussissent l’épreuve d’où l’intérèt de l’attribut </text:span><text:span text:style-name="T10">(nouveau niveau)</text:span><text:span text:style-name="T1">, on ajoute dans la classe </text:span><text:span text:style-name="T19">épreuve</text:span><text:span text:style-name="T1"> l’attribut </text:span><text:span text:style-name="T9">(</text:span><text:span text:style-name="T10">réussite</text:span><text:span text:style-name="T9">)</text:span><text:span text:style-name="T10"> </text:span><text:span text:style-name="T1">pour voir si les adhérents on réussi l’épreuve ou pas </text:span><text:span text:style-name="T3">et on rajoute dans la classe </text:span><text:span text:style-name="T21">adhérent</text:span><text:span text:style-name="T3"> l’attribut </text:span><text:span text:style-name="T12">(niveau)</text:span><text:span text:style-name="T3"> de ce dernier</text:span>.</text:p>
      <text:p text:style-name="P1"/>
      <text:p text:style-name="P9">On rajoute a la classe <text:span text:style-name="T17">cheval</text:span> un attribut <text:span text:style-name="T13">(</text:span><text:span text:style-name="T8">nb caractéristiques</text:span><text:span text:style-name="T13">)</text:span><text:span text:style-name="T4"> pour définir le nombre de ces caracteristiques. On fait une association de </text:span><text:span text:style-name="T31">la classe </text:span><text:span text:style-name="T13">cheval</text:span><text:span text:style-name="T4"> vers </text:span><text:span text:style-name="T31">elle-</text:span><text:span text:style-name="T4">meme pour d</text:span><text:span text:style-name="T31">é</text:span><text:span text:style-name="T4">finir chaque caracteristique en créant une classe </text:span><text:span text:style-name="T22">caractéristique</text:span><text:span text:style-name="T13">(nom caractéristique)</text:span><text:span text:style-name="T4">. </text:span></text:p>
      <text:p text:style-name="P9"><text:span text:style-name="T6">On relie la classe </text:span><text:span text:style-name="T23">cheval</text:span><text:span text:style-name="T28"> </text:span><text:span text:style-name="T6">à la classe </text:span><text:span text:style-name="T23">inscription cours</text:span><text:span text:style-name="T6"> car un cheval est prété a une personne lorsqu’elle s’inscrit a un cours</text:span></text:p>
      <text:p text:style-name="P3">On créer a partir de la classe <text:span text:style-name="T17">cheval</text:span> <text:s/>les classes par héritage <text:span text:style-name="T17">cheval au centre</text:span><text:span text:style-name="T27">(nb chevaux centre)</text:span> et <text:span text:style-name="T17">cheval aux adhérent</text:span><text:span text:style-name="T8">(nb chevaux adhérents)</text:span> pour différencier <text:span text:style-name="T7">les chevaux qui appartiennet au centre et ceux qui appartiennent aux adhérents</text:span>. On relie cette dernière a la classe <text:span text:style-name="T17">adhérent</text:span> pour montrer l’appartenance . <text:span text:style-name="T7">O</text:span>n crée une classe association <text:span text:style-name="T17">monter cheval</text:span><text:span text:style-name="T8">(date, heure, cours ou librement)</text:span> qui indique quand un adhérent monte un cheval et si il est en cours ou pas.</text:p>
      <text:p text:style-name="P4"><text:soft-page-break/>Pour finir on crée la classe <text:span text:style-name="T17">centre Pégase</text:span><text:span text:style-name="T8">(epreuves sanctionnés, diplôme national)</text:span> que l’on relie a <text:span text:style-name="T31">la classe</text:span> <text:span text:style-name="T8">cours</text:span> pour indiquer qu’il n’y a qu’un seul cours qui se déroule dans le centre a un temps donné, on le relie également a <text:span text:style-name="T31">la classe</text:span> <text:span text:style-name="T8">chevaux </text:span><text:span text:style-name="T15">a</text:span><text:span text:style-name="T8">u centre</text:span> <text:span text:style-name="T7">pour montrer que ces chevaux appartiennent au centre</text:span>, ainsi qu’a <text:span text:style-name="T31">la classe</text:span> <text:span text:style-name="T8">epreuve</text:span> car c’est le centre qui organise les épreuve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fr" fo:country="FR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0T19:31:37</meta:creation-date>
    <dc:language>fr-FR</dc:language>
    <dc:date>2022-01-11T21:08:30.698653616</dc:date>
    <meta:editing-cycles>8</meta:editing-cycles>
    <meta:editing-duration>PT3H3M1S</meta:editing-duration>
    <meta:generator>LibreOffice/7.1.6.2.0$Linux_X86_64 LibreOffice_project/10$Build-2</meta:generator>
    <meta:document-statistic meta:table-count="0" meta:image-count="0" meta:object-count="0" meta:page-count="2" meta:paragraph-count="15" meta:word-count="669" meta:character-count="4337" meta:non-whitespace-character-count="3674"/>
    <meta:user-defined meta:name="AppVersion">15.0000</meta:user-defined>
  </office:meta>
</office:document-meta>
</file>